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172b4d" style:font-name="Segoe UI" fo:font-size="10.5pt" fo:language="ru" fo:country="RU" style:font-name-asian="Times New Roman1" style:font-size-asian="10.5pt" style:language-asian="uk" style:country-asian="UA" style:font-name-complex="Segoe UI1" style:font-size-complex="10.5pt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.25in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indent="0.25in" style:auto-text-indent="false" fo:background-color="#ffffff"/>
      <style:text-properties fo:color="#172b4d" style:font-name="Segoe UI" fo:font-size="10.5pt" fo:language="ru" fo:country="RU" style:font-name-asian="Times New Roman1" style:font-size-asian="10.5pt" style:language-asian="uk" style:country-asian="UA" style:font-name-complex="Segoe UI1" style:font-size-complex="10.5pt"/>
    </style:style>
    <style:style style:name="P5" style:family="paragraph" style:parent-style-name="Standard">
      <loext:graphic-properties draw:fill="solid" draw:fill-color="#ffffff"/>
      <style:paragraph-properties fo:margin-top="0.1043in" fo:margin-bottom="0in" loext:contextual-spacing="false" fo:line-height="100%" fo:background-color="#ffffff"/>
    </style:style>
    <style:style style:name="P6" style:family="paragraph" style:parent-style-name="Standard">
      <loext:graphic-properties draw:fill="solid" draw:fill-color="#ffffff"/>
      <style:paragraph-properties fo:margin-top="0.1043in" fo:margin-bottom="0in" loext:contextual-spacing="false" fo:line-height="100%" fo:background-color="#ffffff"/>
      <style:text-properties fo:color="#172b4d" style:font-name="Segoe UI" fo:font-size="10.5pt" fo:language="ru" fo:country="RU" style:font-name-asian="Times New Roman1" style:font-size-asian="10.5pt" style:language-asian="uk" style:country-asian="UA" style:font-name-complex="Segoe UI1" style:font-size-complex="10.5pt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color="#172b4d" style:font-name="Segoe UI" fo:font-size="10.5pt" fo:language="ru" fo:country="RU" fo:font-weight="bold" style:font-name-asian="Times New Roman1" style:font-size-asian="10.5pt" style:language-asian="uk" style:country-asian="UA" style:font-weight-asian="bold" style:font-name-complex="Segoe UI1" style:font-size-complex="10.5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 style:list-style-name="WWNum7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11" style:family="paragraph" style:parent-style-name="List_20_Paragraph" style:list-style-name="WWNum7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12" style:family="paragraph" style:parent-style-name="List_20_Paragraph" style:list-style-name="WWNum9">
      <loext:graphic-properties draw:fill="solid" draw:fill-color="#ffffff"/>
      <style:paragraph-properties fo:margin-top="0.1945in" fo:margin-bottom="0.1945in" loext:contextual-spacing="false" fo:line-height="100%" fo:background-color="#ffffff"/>
    </style:style>
    <style:style style:name="P13" style:family="paragraph" style:parent-style-name="List_20_Paragraph" style:list-style-name="WWNum7">
      <loext:graphic-properties draw:fill="solid" draw:fill-color="#ffffff"/>
      <style:paragraph-properties fo:margin-top="0.1043in" fo:margin-bottom="0in" loext:contextual-spacing="false" fo:line-height="100%" fo:background-color="#ffffff"/>
    </style:style>
    <style:style style:name="P14" style:family="paragraph" style:parent-style-name="List_20_Paragraph" style:list-style-name="WWNum8">
      <loext:graphic-properties draw:fill="solid" draw:fill-color="#ffffff"/>
      <style:paragraph-properties fo:margin-top="0.1043in" fo:margin-bottom="0in" loext:contextual-spacing="false" fo:line-height="100%" fo:background-color="#ffffff"/>
    </style:style>
    <style:style style:name="T1" style:family="text">
      <style:text-properties fo:font-size="14pt" fo:language="ru" fo:country="RU" fo:font-weight="bold" style:font-size-asian="14pt" style:font-weight-asian="bold" style:font-size-complex="14pt"/>
    </style:style>
    <style:style style:name="T2" style:family="text">
      <style:text-properties fo:color="#172b4d" style:font-name="Segoe UI" fo:font-size="10.5pt" fo:language="ru" fo:country="RU" style:font-name-asian="Times New Roman1" style:font-size-asian="10.5pt" style:language-asian="uk" style:country-asian="UA" style:font-name-complex="Segoe UI1" style:font-size-complex="10.5pt"/>
    </style:style>
    <style:style style:name="T3" style:family="text">
      <style:text-properties fo:color="#172b4d" style:font-name="Segoe UI" fo:font-size="10.5pt" fo:language="ru" fo:country="RU" fo:font-weight="bold" style:font-name-asian="Times New Roman1" style:font-size-asian="10.5pt" style:language-asian="uk" style:country-asian="UA" style:font-weight-asian="bold" style:font-name-complex="Segoe UI1" style:font-size-complex="10.5pt"/>
    </style:style>
    <style:style style:name="T4" style:family="text">
      <style:text-properties fo:color="#172b4d" style:font-name="Segoe UI" fo:font-size="10.5pt" fo:language="en" fo:country="US" style:font-name-asian="Times New Roman1" style:font-size-asian="10.5pt" style:language-asian="uk" style:country-asian="UA" style:font-name-complex="Segoe UI1" style:font-size-complex="10.5pt"/>
    </style:style>
    <style:style style:name="T5" style:family="text">
      <style:text-properties fo:color="#172b4d" style:font-name="Segoe UI" fo:font-size="10.5pt" style:font-name-asian="Times New Roman1" style:font-size-asian="10.5pt" style:language-asian="uk" style:country-asian="UA" style:font-name-complex="Segoe UI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Разработать веб приложение</text:span></text:p>
      <text:p text:style-name="P1"><text:span text:style-name="T2">Обязательные для использования технологии/библиотеки:</text:span></text:p>
      <text:list xml:id="list7064340649692589870" text:style-name="WWNum7">
        <text:list-item>
          <text:p text:style-name="P10"><text:span text:style-name="T2">SQLite;</text:span></text:p>
        </text:list-item>
        <text:list-item>
          <text:p text:style-name="P10"><text:span text:style-name="T2">Flask или Django.</text:span></text:p>
        </text:list-item>
      </text:list>
      <text:p text:style-name="P2"/>
      <text:p text:style-name="P3"><text:span text:style-name="T2">Дополнительные библиотеки по надобности.</text:span></text:p>
      <text:p text:style-name="P4"/>
      <text:p text:style-name="P5"><text:span text:style-name="T2">Система должна позволять авторизовать пользователя.<text:line-break/>Различать 2 роли:</text:span></text:p>
      <text:list xml:id="list221428711927877" text:continue-numbering="true" text:style-name="WWNum7">
        <text:list-item>
          <text:p text:style-name="P11"><text:span text:style-name="T2">Admin</text:span><text:span text:style-name="T4">;</text:span></text:p>
        </text:list-item>
        <text:list-item>
          <text:p text:style-name="P11"><text:span text:style-name="T2">User</text:span><text:span text:style-name="T4">.</text:span></text:p>
        </text:list-item>
      </text:list>
      <text:p text:style-name="P5"><text:span text:style-name="T2">Админ имеет возможность добавлять, изменять, удалять:</text:span></text:p>
      <text:list xml:id="list221428239478299" text:continue-numbering="true" text:style-name="WWNum7">
        <text:list-item>
          <text:p text:style-name="P11"><text:span text:style-name="T2">Пользователей</text:span><text:span text:style-name="T4">;</text:span></text:p>
        </text:list-item>
        <text:list-item>
          <text:p text:style-name="P11"><text:span text:style-name="T2">Источники</text:span><text:span text:style-name="T4">;</text:span></text:p>
        </text:list-item>
        <text:list-item>
          <text:p text:style-name="P11"><text:span text:style-name="T2">Документы</text:span><text:span text:style-name="T4">.</text:span></text:p>
        </text:list-item>
      </text:list>
      <text:p text:style-name="P7"><text:span text:style-name="T2">Простой пользователь имеет доступ только к созданию документов. Редактировать документы может только на протяжении 1 часа с момента создания. Фиксировать количество операций редактирования.</text:span></text:p>
      <text:p text:style-name="P5"><text:span text:style-name="T2">У документа есть такие поля как:</text:span></text:p>
      <text:list xml:id="list221428387591345" text:continue-numbering="true" text:style-name="WWNum7">
        <text:list-item>
          <text:p text:style-name="P13"><text:span text:style-name="T2">Id;</text:span></text:p>
        </text:list-item>
        <text:list-item>
          <text:p text:style-name="P13"><text:span text:style-name="T2">title;</text:span></text:p>
        </text:list-item>
        <text:list-item>
          <text:p text:style-name="P13"><text:span text:style-name="T2">text;</text:span></text:p>
        </text:list-item>
        <text:list-item>
          <text:p text:style-name="P13"><text:span text:style-name="T4">url</text:span><text:span text:style-name="T2">;</text:span></text:p>
        </text:list-item>
        <text:list-item>
          <text:p text:style-name="P13"><text:span text:style-name="T2">created - дата время, календарь с выбором даты и времени (дата которую задает пользователь);</text:span></text:p>
        </text:list-item>
        <text:list-item>
          <text:p text:style-name="P13"><text:span text:style-name="T2">Источник;</text:span></text:p>
        </text:list-item>
        <text:list-item>
          <text:p text:style-name="P13"><text:span text:style-name="T2">дата добавления (добавляется по умолчанию первый раз при создании);</text:span></text:p>
        </text:list-item>
        <text:list-item>
          <text:p text:style-name="P13"><text:span text:style-name="T4">updated (</text:span><text:span text:style-name="T2">дата модификации</text:span><text:span text:style-name="T4">)</text:span><text:span text:style-name="T2">;</text:span></text:p>
        </text:list-item>
        <text:list-item>
          <text:p text:style-name="P13"><text:span text:style-name="T4">u</text:span><text:span text:style-name="T2">ser_</text:span><text:span text:style-name="T4">id</text:span><text:span text:style-name="T2"> (пользователь добавивший документ).</text:span></text:p>
        </text:list-item>
      </text:list>
      <text:p text:style-name="P6"/>
      <text:p text:style-name="P5"><text:span text:style-name="T2">Поиск документов должен выполняться с помощью таких фильтров по таким полям:</text:span></text:p>
      <text:list xml:id="list4673842332361820920" text:style-name="WWNum8">
        <text:list-item>
          <text:p text:style-name="P14"><text:span text:style-name="T4">source;</text:span></text:p>
        </text:list-item>
        <text:list-item>
          <text:p text:style-name="P14"><text:span text:style-name="T2">created</text:span><text:span text:style-name="T4">;</text:span></text:p>
        </text:list-item>
        <text:list-item>
          <text:p text:style-name="P14"><text:span text:style-name="T2">user</text:span><text:span text:style-name="T4"> (</text:span><text:span text:style-name="T2">пользователь добавивший документ</text:span><text:span text:style-name="T4">);</text:span></text:p>
        </text:list-item>
        <text:list-item>
          <text:p text:style-name="P14"><text:span text:style-name="T4">updated;</text:span></text:p>
        </text:list-item>
        <text:list-item>
          <text:p text:style-name="P14"><text:span text:style-name="T4">title;</text:span></text:p>
        </text:list-item>
        <text:list-item>
          <text:p text:style-name="P14"><text:span text:style-name="T4">text.</text:span></text:p>
        </text:list-item>
      </text:list>
      <text:p text:style-name="P6"/>
      <text:p text:style-name="P5"><text:soft-page-break/><text:span text:style-name="T2">Описание типа Источник</text:span></text:p>
      <text:list xml:id="list221428537173447" text:continue-list="list221428387591345" text:style-name="WWNum7">
        <text:list-item>
          <text:p text:style-name="P11"><text:span text:style-name="T2">id;</text:span></text:p>
        </text:list-item>
        <text:list-item>
          <text:p text:style-name="P11"><text:span text:style-name="T2">sid (дополнительный строковый id);</text:span></text:p>
        </text:list-item>
        <text:list-item>
          <text:p text:style-name="P11"><text:span text:style-name="T2">name;</text:span></text:p>
        </text:list-item>
        <text:list-item>
          <text:p text:style-name="P11"><text:span text:style-name="T2">url.</text:span></text:p>
        </text:list-item>
      </text:list>
      <text:p text:style-name="P5"><text:span text:style-name="T2">Пользователь</text:span></text:p>
      <text:list xml:id="list221428492077670" text:continue-numbering="true" text:style-name="WWNum7">
        <text:list-item>
          <text:p text:style-name="P11"><text:span text:style-name="T2">id;</text:span></text:p>
        </text:list-item>
        <text:list-item>
          <text:p text:style-name="P11"><text:span text:style-name="T2">username;</text:span></text:p>
        </text:list-item>
        <text:list-item>
          <text:p text:style-name="P11"><text:span text:style-name="T2">email;</text:span></text:p>
        </text:list-item>
        <text:list-item>
          <text:p text:style-name="P11"><text:span text:style-name="T2">password;</text:span></text:p>
        </text:list-item>
        <text:list-item>
          <text:p text:style-name="P11"><text:span text:style-name="T2">active;</text:span></text:p>
        </text:list-item>
        <text:list-item>
          <text:p text:style-name="P11"><text:span text:style-name="T2">role;</text:span></text:p>
        </text:list-item>
        <text:list-item>
          <text:p text:style-name="P11"><text:span text:style-name="T2">дополнительные сопутствующие поля если нужно (например, с какого ip последний раз заходил).</text:span></text:p>
        </text:list-item>
      </text:list>
      <text:p text:style-name="P7"><text:span text:style-name="T2">Когда пользователь добавляет документ, он попадает в SQLite базу.<text:line-break/>У администратора есть отдельный функционал:</text:span></text:p>
      <text:list xml:id="list3131470995182306775" text:style-name="WWNum9">
        <text:list-item>
          <text:p text:style-name="P12"><text:span text:style-name="T2">выгрузить все (отобранные по фильтру) документы в jsonl формате в файл (отдать данные пользователю через браузер)</text:span></text:p>
        </text:list-item>
        <text:list-item>
          <text:p text:style-name="P12"><text:span text:style-name="T2">выгрузить данные</text:span><text:span text:style-name="T5"> </text:span><text:span text:style-name="T2">через </text:span><text:span text:style-name="T4">celery</text:span><text:span text:style-name="T2"> </text:span><text:span text:style-name="T4">task</text:span><text:span text:style-name="T2"> и положить в виде файла где-то рядом с системой.</text:span></text:p>
        </text:list-item>
      </text:list>
      <text:p text:style-name="P8"/>
      <text:p text:style-name="P7"><text:bookmark text:name="_GoBack"/><text:span text:style-name="T3">Будет плюсом:</text:span></text:p>
      <text:p text:style-name="P7"><text:span text:style-name="T2">Обеспечение уникальности документа в базе данных по таким параметрам как </text:span><text:span text:style-name="T4">title</text:span><text:span text:style-name="T2"> и </text:span><text:span text:style-name="T4">text</text:span><text:span text:style-name="T2">;</text:span></text:p>
      <text:p text:style-name="P7"><text:span text:style-name="T5">В</text:span><text:span text:style-name="T2">ы</text:span><text:span text:style-name="T5">бор </text:span><text:span text:style-name="T2">источника при добавлении/редактировании документа должен осуществляться через селектор с фильтрацией на </text:span><text:span text:style-name="T4">backend</text:span><text:span text:style-name="T2"> стороне, т.к. источников может быть свыше 100 тысяч элементов. <text:s/>Например, пользователь ввел 2 символа, отправился запрос на </text:span><text:span text:style-name="T4">backend</text:span><text:span text:style-name="T2"> и возвратился список с элементами соответствующие запросу и отобразились пользователю для выб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лен Жигало</meta:initial-creator>
    <dc:creator>Владлен Жигало</dc:creator>
    <meta:editing-cycles>6</meta:editing-cycles>
    <meta:creation-date>2018-09-10T12:18:00</meta:creation-date>
    <dc:date>2018-09-10T13:11:00</dc:date>
    <meta:editing-duration>PT50M</meta:editing-duration>
    <meta:generator>LibreOffice/5.1.6.2$Linux_X86_64 LibreOffice_project/10m0$Build-2</meta:generator>
    <meta:document-statistic meta:table-count="0" meta:image-count="0" meta:object-count="0" meta:page-count="2" meta:paragraph-count="49" meta:word-count="284" meta:character-count="1933" meta:non-whitespace-character-count="17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